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06.5mm" svg:height="205.32mm" svg:x="151.44mm" svg:y="17.53mm">
            <loext:p draw:notify-on-update-of-ranges="Sheet1.A1:Sheet1.A50 Sheet1.B1:Sheet1.B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983" calcext:value-type="float">
            <text:p>1.59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6434" calcext:value-type="float">
            <text:p>1.64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879" calcext:value-type="float">
            <text:p>1.48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448" calcext:value-type="float">
            <text:p>1.44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6763" calcext:value-type="float">
            <text:p>1.67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209" calcext:value-type="float">
            <text:p>1.420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4162" calcext:value-type="float">
            <text:p>1.41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334" calcext:value-type="float">
            <text:p>1.3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353" calcext:value-type="float">
            <text:p>1.3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377" calcext:value-type="float">
            <text:p>1.237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316" calcext:value-type="float">
            <text:p>1.3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2693" calcext:value-type="float">
            <text:p>1.269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2964" calcext:value-type="float">
            <text:p>1.296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2632" calcext:value-type="float">
            <text:p>1.26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515" calcext:value-type="float">
            <text:p>1.25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1976" calcext:value-type="float">
            <text:p>1.197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2308" calcext:value-type="float">
            <text:p>1.230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1777" calcext:value-type="float">
            <text:p>1.177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1784" calcext:value-type="float">
            <text:p>1.17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912" calcext:value-type="float">
            <text:p>1.291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2178" calcext:value-type="float">
            <text:p>1.217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1777" calcext:value-type="float">
            <text:p>1.177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1014" calcext:value-type="float">
            <text:p>1.101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4035" calcext:value-type="float">
            <text:p>1.403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3984" calcext:value-type="float">
            <text:p>1.398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4337" calcext:value-type="float">
            <text:p>1.433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0797" calcext:value-type="float">
            <text:p>1.079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3634" calcext:value-type="float">
            <text:p>1.363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2335" calcext:value-type="float">
            <text:p>1.233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2057" calcext:value-type="float">
            <text:p>1.205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0976" calcext:value-type="float">
            <text:p>1.097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272" calcext:value-type="float">
            <text:p>1.27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0659" calcext:value-type="float">
            <text:p>1.065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2265" calcext:value-type="float">
            <text:p>1.226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1978" calcext:value-type="float">
            <text:p>1.197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1449" calcext:value-type="float">
            <text:p>1.144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1406" calcext:value-type="float">
            <text:p>1.140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1334" calcext:value-type="float">
            <text:p>1.133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1591" calcext:value-type="float">
            <text:p>1.159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0351" calcext:value-type="float">
            <text:p>1.035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.2288" calcext:value-type="float">
            <text:p>2.228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153" calcext:value-type="float">
            <text:p>1.15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1163" calcext:value-type="float">
            <text:p>1.116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1244" calcext:value-type="float">
            <text:p>1.124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0944" calcext:value-type="float">
            <text:p>1.094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1501" calcext:value-type="float">
            <text:p>1.150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.0476" calcext:value-type="float">
            <text:p>2.047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0493" calcext:value-type="float">
            <text:p>1.049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0926" calcext:value-type="float">
            <text:p>1.09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0955" calcext:value-type="float">
            <text:p>1.09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3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11:58:00.924059997</meta:creation-date>
    <dc:date>2019-10-13T12:10:18.507508735</dc:date>
    <meta:editing-duration>PT46S</meta:editing-duration>
    <meta:editing-cycles>1</meta:editing-cycles>
    <meta:document-statistic meta:table-count="1" meta:cell-count="1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2cm" chart:symbol-height="0.2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51cm" svg:height="20.533cm" xlink:href=".." xlink:type="simple" chart:class="chart:line" chart:style-name="ch1">
        <chart:plot-area chart:style-name="ch2" table:cell-range-address="Sheet1.A1:Sheet1.B50" chart:data-source-has-labels="column" svg:x="1.424cm" svg:y="0.41cm" svg:width="18.814cm" svg:height="18.626cm">
          <chartooo:coordinate-region svg:x="2.151cm" svg:y="0.531cm" svg:width="18.087cm" svg:height="17.503cm"/>
          <chart:axis chart:dimension="x" chart:name="primary-x" chart:style-name="ch3" chartooo:axis-type="auto">
            <chartooo:date-scale/>
            <chart:title svg:x="10.139cm" svg:y="19.446cm" chart:style-name="ch4">
              <text:p>迭代次数</text:p>
            </chart:title>
            <chart:categories table:cell-range-address="Sheet1.A1:Sheet1.A50"/>
          </chart:axis>
          <chart:axis chart:dimension="y" chart:name="primary-y" chart:style-name="ch5">
            <chart:title svg:x="0.451cm" svg:y="10.071cm" chart:style-name="ch6">
              <text:p>loss</text:p>
            </chart:title>
            <chart:grid chart:style-name="ch7" chart:class="major"/>
          </chart:axis>
          <chart:series chart:style-name="ch8" chart:values-cell-range-address="Sheet1.B1:Sheet1.B50" chart:class="chart:line">
            <chart:regression-curve chart:style-name="ch9"/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:Sheet1.A50</svg:desc>
                </draw:g>
              </table:table-cell>
              <table:table-cell office:value-type="float" office:value="1.5983">
                <text:p>1.5983</text:p>
                <draw:g>
                  <svg:desc>Sheet1.B1:Sheet1.B5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6434">
                <text:p>1.643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4879">
                <text:p>1.487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4448">
                <text:p>1.44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6763">
                <text:p>1.676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4209">
                <text:p>1.420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4162">
                <text:p>1.41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334">
                <text:p>1.33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353">
                <text:p>1.3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2377">
                <text:p>1.237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.316">
                <text:p>1.31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2693">
                <text:p>1.269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.2964">
                <text:p>1.296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.2632">
                <text:p>1.263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2515">
                <text:p>1.251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.1976">
                <text:p>1.197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.2308">
                <text:p>1.230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.1777">
                <text:p>1.177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.1784">
                <text:p>1.178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2912">
                <text:p>1.291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.2178">
                <text:p>1.21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.1777">
                <text:p>1.177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.1014">
                <text:p>1.101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4035">
                <text:p>1.403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3984">
                <text:p>1.398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.4337">
                <text:p>1.433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.0797">
                <text:p>1.079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.3634">
                <text:p>1.363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.2335">
                <text:p>1.233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.2057">
                <text:p>1.205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.0976">
                <text:p>1.097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.272">
                <text:p>1.27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.0659">
                <text:p>1.065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.2265">
                <text:p>1.226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.1978">
                <text:p>1.197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.1449">
                <text:p>1.144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.1406">
                <text:p>1.140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.1334">
                <text:p>1.1334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.1591">
                <text:p>1.159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0351">
                <text:p>1.035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2.2288">
                <text:p>2.228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.153">
                <text:p>1.153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.1163">
                <text:p>1.1163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.1244">
                <text:p>1.124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.0944">
                <text:p>1.094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.1501">
                <text:p>1.1501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2.0476">
                <text:p>2.047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0493">
                <text:p>1.0493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.0926">
                <text:p>1.092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0955">
                <text:p>1.09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